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es" fo:country="ES"/>
    </style:style>
    <style:style style:name="P2" style:family="paragraph" style:parent-style-name="Text_20_body">
      <style:text-properties fo:language="es" fo:country="ES" officeooo:rsid="0000eedf" officeooo:paragraph-rsid="0000eedf"/>
    </style:style>
    <style:style style:name="P3" style:family="paragraph" style:parent-style-name="Text_20_body">
      <style:text-properties officeooo:rsid="0000eedf" officeooo:paragraph-rsid="0000eedf"/>
    </style:style>
    <style:style style:name="P4" style:family="paragraph" style:parent-style-name="Text_20_body">
      <style:text-properties officeooo:paragraph-rsid="0000eedf"/>
    </style:style>
    <style:style style:name="T1" style:family="text">
      <style:text-properties fo:language="es" fo:country="ES"/>
    </style:style>
    <style:style style:name="T2" style:family="text">
      <style:text-properties fo:language="es" fo:country="ES" officeooo:rsid="0000eedf"/>
    </style:style>
    <style:style style:name="T3" style:family="text">
      <style:text-properties officeooo:rsid="0000ee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1ra Actividad</text:span></text:p>
      <text:p text:style-name="P1"><text:span text:style-name="T3">Grupo de proyecto de aula </text:span>: Santiago Eli Yepes Castillo, Camilo David Morales Negrette, Brayan de Jesús Marrugo Castilla, Mileidy Yulieth Morante Contreras</text:p>
      <text:p text:style-name="P1">Libro: CleanCode</text:p>
      <text:p text:style-name="P2">Alumna: Mileidy Yulieth Morante Contreras.</text:p>
      <text:p text:style-name="P1"><text:span text:style-name="T3">De</text:span>sarrollo de Software 2</text:p>
      <text:p text:style-name="Text_20_body"/>
      <text:p text:style-name="P1">Capitulo clases, pág. 185 </text:p>
      <text:p text:style-name="Text_20_body"/>
      <text:p text:style-name="P4"><text:span text:style-name="T1">En relación con el capítulo leído y nuestro proyecto de aula , </text:span><text:span text:style-name="T2">se puede inferir</text:span><text:span text:style-name="T1"> que de las buenas prácticas </text:span><text:span text:style-name="T2">las cuales nos</text:span><text:span text:style-name="T1"> explican </text:span><text:span text:style-name="T2">con ejemplos</text:span><text:span text:style-name="T1"> en ese libro, </text:span><text:span text:style-name="T2">mas específicamente</text:span><text:span text:style-name="T1"> </text:span><text:span text:style-name="T2">en el capitulo sugerido como lo es el de Clases, este capitulo nos ofrece una gran ayuda así como conceptos claves</text:span><text:span text:style-name="T1"> </text:span><text:span text:style-name="T2">para comprender y asentar las bases para</text:span><text:span text:style-name="T1"> una </text:span><text:span text:style-name="T2">adecuada </text:span><text:span text:style-name="T1">organización </text:span><text:span text:style-name="T2">en el</text:span><text:span text:style-name="T1"> código que se </text:span><text:span text:style-name="T2">lleva a cabo,</text:span><text:span text:style-name="T1"> ya que hacen posible una mejor interpretación del código tanto para uno mismo como para </text:span><text:span text:style-name="T2">que</text:span><text:span text:style-name="T1"> otr</text:span><text:span text:style-name="T2">a</text:span><text:span text:style-name="T1">s </text:span><text:span text:style-name="T2">personas lo puedan</text:span><text:span text:style-name="T1"> manejar,</text:span><text:span text:style-name="T2">esto es</text:span><text:span text:style-name="T1"> </text:span><text:span text:style-name="T2">debido a que tiene </text:span><text:span text:style-name="T1">una estructura más breve, </text:span><text:span text:style-name="T2">clara </text:span><text:span text:style-name="T1">y concisa, además de que ayuda a posibilitar la reutilización de códigos </text:span><text:span text:style-name="T2">así como también</text:span><text:span text:style-name="T1"> </text:span><text:span text:style-name="T2">abre nuevas opciones para </text:span><text:span text:style-name="T1">que al momento de hacer modificaciones </text:span><text:span text:style-name="T2">o</text:span><text:span text:style-name="T1"> cambios a futuro</text:span><text:span text:style-name="T2"> </text:span><text:span text:style-name="T1">estos </text:span><text:span text:style-name="T2">no </text:span><text:span text:style-name="T1">vayan a afectar todo el programa, por lo </text:span><text:span text:style-name="T2">que</text:span><text:span text:style-name="T1"> es muy importante maneja</text:span><text:span text:style-name="T2">r</text:span><text:span text:style-name="T1"> un código más limpio, organizado y no solo funcional.</text:span></text:p>
      <text:p text:style-name="P4"><text:span text:style-name="T2">D</text:span><text:span text:style-name="T1">e </text:span><text:span text:style-name="T2">los conceptos manejados en el capitulo y </text:span><text:span text:style-name="T1">los pasos a seguir que hay que tener en cuenta a la hora de planificar y realizar un programa, </text:span><text:span text:style-name="T2">puede decirse</text:span><text:span text:style-name="T1"> que nuestro proyecto de aula logro cumplir con los siguientes :</text:span></text:p>
      <text:p text:style-name="P4"><text:span text:style-name="T3">tiene una buena declaración de variables usando nombres directamente relacionados con las funciones que ejecutan haciendo que sea mas claro el uso que tienen cada una , al no ser clases tan extensas o con funcionalidades adicionales y diferentes de las que se ejecutan es más fácil de entender el manejo de ellas.</text:span></text:p>
      <text:p text:style-name="P3">Se uso un Modelo Vista Controlador, el cual se organizo en sus respectivos paquetes de carpetas con sus métodos para que no se interpongan las funciones entre ellas, ni este todo en un mismo lugar lo cual mejora la navegación entre cada una de ellas al estar dividida entre cada componente.</text:p>
      <text:p text:style-name="P3">También se tiene la encapsulación de datos internos para que no sean manejados o alterados de manera unilateral lo cual agrega un capa de protección a los datos privados de la clase, así se tiene un mejor control de los cambios que realizen los usuarios al llevarse a cabo por métodos públicos como lo es GetNombre.</text:p>
      <text:p text:style-name="P3">Ese tema del libro explica la importancia de la limpieza del código después de su funcionamiento ya que hace posible una mejor interacción y uso de las buenas practic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0T21:59:24.836000000</meta:creation-date>
    <dc:date>2024-08-10T22:34:08.858000000</dc:date>
    <meta:editing-duration>PT34M44S</meta:editing-duration>
    <meta:editing-cycles>1</meta:editing-cycles>
    <meta:document-statistic meta:table-count="0" meta:image-count="0" meta:object-count="0" meta:page-count="1" meta:paragraph-count="12" meta:word-count="423" meta:character-count="2465" meta:non-whitespace-character-count="2053"/>
    <meta:generator>LibreOffice/7.4.2.3$Windows_X86_64 LibreOffice_project/382eef1f22670f7f4118c8c2dd222ec7ad009daf</meta:generator>
  </office:meta>
</office:document-meta>
</file>